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D"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f5f4" officeooo:paragraph-rsid="000af5f4"/>
    </style:style>
    <style:style style:name="P2" style:family="paragraph" style:parent-style-name="Header">
      <style:text-properties fo:color="#b2b2b2" officeooo:rsid="000af5f4" officeooo:paragraph-rsid="000af5f4" fo:background-color="transparent"/>
    </style:style>
    <style:style style:name="P3" style:family="paragraph" style:parent-style-name="Table_20_Contents">
      <style:text-properties officeooo:rsid="000b8abd" officeooo:paragraph-rsid="000b8abd"/>
    </style:style>
    <style:style style:name="P4" style:family="paragraph" style:parent-style-name="Table_20_Contents">
      <style:text-properties officeooo:rsid="000d4fa1" officeooo:paragraph-rsid="000d4f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koll ADS Uebung 4 advanced 1</text:p>
      <text:p text:style-name="P1"/>
      <text:p text:style-name="P1">Full Enumeration:</text:p>
      <text:p text:style-name="P1"/>
      <text:p text:style-name="P1">alle möglichen kombinationen werden durchgegangen, verglichen und die kuerzeste wird somit ermittelt. </text:p>
      <text:p text:style-name="P1"/>
      <text:p text:style-name="P1">O: n!</text:p>
      <text:p text:style-name="P1"/>
      <text:p text:style-name="P1">Nearest Neighbour:</text:p>
      <text:p text:style-name="P1">Von einem beliebigen startpunkt wird der punkt als nachstes genommen zu dem die strecke am kuerzesten ist, von diesem wieder einer usw.</text:p>
      <text:p text:style-name="P1"/>
      <text:p text:style-name="P1">O: n^2</text:p>
      <text:p text:style-name="P1"/>
      <text:p text:style-name="P1">Natural Selection:</text:p>
      <text:p text:style-name="P1"/>
      <text:p text:style-name="P1">eine zufaellige rute wird aufgebaut, davon wird zufaellig eine kante mit einer anderen vertauscht. Ist die neue rute besser als die vorherige wird die alte ersetzt, ansonsten bleibt die alte bestehen.</text:p>
      <text:p text:style-name="P1"/>
      <text:p text:style-name="P1">O: y (y ist die anzahl der generationen)</text:p>
      <text:p text:style-name="P1"/>
      <table:table table:name="Table1" table:style-name="Table1">
        <table:table-column table:style-name="Table1.A" table:number-columns-repeated="3"/>
        <table:table-column table:style-name="Table1.D"/>
        <table:table-row>
          <table:table-cell table:style-name="Table1.A1" office:value-type="string">
            <text:p text:style-name="P3">Natural Selection(8000)</text:p>
          </table:table-cell>
          <table:table-cell table:style-name="Table1.A1" office:value-type="string">
            <text:p text:style-name="P3">Nearest Neighbour</text:p>
          </table:table-cell>
          <table:table-cell table:style-name="Table1.A1" office:value-type="string">
            <text:p text:style-name="P3">Full Enumeration</text:p>
          </table:table-cell>
          <table:table-cell table:style-name="Table1.D1" office:value-type="string">
            <text:p text:style-name="P3">Anzahl nodes</text:p>
          </table:table-cell>
        </table:table-row>
        <table:table-row>
          <table:table-cell table:style-name="Table1.A2" office:value-type="string">
            <text:p text:style-name="P3">20ms</text:p>
          </table:table-cell>
          <table:table-cell table:style-name="Table1.A2" office:value-type="string">
            <text:p text:style-name="P3">2ms</text:p>
          </table:table-cell>
          <table:table-cell table:style-name="Table1.A2" office:value-type="string">
            <text:p text:style-name="P3">60ms</text:p>
          </table:table-cell>
          <table:table-cell table:style-name="Table1.D2" office:value-type="string">
            <text:p text:style-name="P3">9</text:p>
          </table:table-cell>
        </table:table-row>
        <table:table-row>
          <table:table-cell table:style-name="Table1.A2" office:value-type="string">
            <text:p text:style-name="P3">19ms</text:p>
          </table:table-cell>
          <table:table-cell table:style-name="Table1.A2" office:value-type="string">
            <text:p text:style-name="P3">1ms</text:p>
          </table:table-cell>
          <table:table-cell table:style-name="Table1.A2" office:value-type="string">
            <text:p text:style-name="P3">4ms</text:p>
          </table:table-cell>
          <table:table-cell table:style-name="Table1.D2" office:value-type="string">
            <text:p text:style-name="P3">4</text:p>
          </table:table-cell>
        </table:table-row>
        <table:table-row>
          <table:table-cell table:style-name="Table1.A2" office:value-type="string">
            <text:p text:style-name="P4">30ms</text:p>
          </table:table-cell>
          <table:table-cell table:style-name="Table1.A2" office:value-type="string">
            <text:p text:style-name="P4">7ms</text:p>
          </table:table-cell>
          <table:table-cell table:style-name="Table1.A2" office:value-type="string">
            <text:p text:style-name="P4">Zu viel</text:p>
          </table:table-cell>
          <table:table-cell table:style-name="Table1.D2" office:value-type="string">
            <text:p text:style-name="P4">40</text:p>
          </table:table-cell>
        </table:table-row>
      </table:table>
      <text:p text:style-name="P1"/>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officeooo:rsid="000af5f4" officeooo:paragraph-rsid="000af5f4" fo:background-color="transparen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homas Schierl, Viktoria Pasching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ki </meta:initial-creator>
    <meta:creation-date>2016-06-12T16:34:47.596450103</meta:creation-date>
    <dc:date>2016-06-12T19:17:43.026083077</dc:date>
    <dc:creator>Voki </dc:creator>
    <meta:editing-duration>PT2H27M44S</meta:editing-duration>
    <meta:editing-cycles>2</meta:editing-cycles>
    <meta:generator>LibreOffice/5.0.3.2$Linux_X86_64 LibreOffice_project/00m0$Build-2</meta:generator>
    <meta:document-statistic meta:table-count="1" meta:image-count="0" meta:object-count="0" meta:page-count="1" meta:paragraph-count="28" meta:word-count="114" meta:character-count="717" meta:non-whitespace-character-count="628"/>
  </office:meta>
</office:document-meta>
</file>